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illiamsburg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1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62">
            <text:p>62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101">
            <text:p>101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89">
            <text:p>89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59">
            <text:p>59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3" office:value-type="float" office:value="83">
            <text:p>83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3" office:value-type="float" office:value="25">
            <text:p>25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168">
            <text:p>168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544">
            <text:p>544</text:p>
          </table:table-cell>
          <table:table-cell table:style-name="ce23" office:value-type="float" office:value="85">
            <text:p>85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645">
            <text:p>645</text:p>
          </table:table-cell>
          <table:table-cell table:style-name="ce23" office:value-type="float" office:value="108">
            <text:p>10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